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5A0A67A79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-33%" draw:contrast="4%" draw:gamma="80%" draw:red="0%" draw:green="0%" draw:blue="0%" fo:clip="rect(0cm, 0cm, 0cm, 0cm)" draw:image-opacity="85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10.686cm" svg:x="1cm" svg:y="9.506cm">
          <draw:image xlink:href="Pictures/1000000000000A00000005A0A67A79D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30T17:50:01.309464372</dc:date>
    <meta:editing-duration>PT1M20S</meta:editing-duration>
    <meta:editing-cycles>1</meta:editing-cycles>
    <meta:document-statistic meta:object-count="1"/>
    <meta:generator>LibreOffice/24.2.7.2$Linux_X86_64 LibreOffice_project/420$Build-2</meta:generator>
  </office:meta>
</office:document-meta>
</file>